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8.39cm"/>
    </style:style>
    <style:style style:name="gr2" style:family="graphic" style:parent-style-name="standard">
      <style:graphic-properties draw:fill="solid" draw:fill-color="#d6a7fc" draw:textarea-horizontal-align="justify" draw:textarea-vertical-align="middle" draw:auto-grow-height="false" fo:min-height="2.163cm" fo:min-width="8.39cm"/>
    </style:style>
    <style:style style:name="gr3" style:family="graphic" style:parent-style-name="standard">
      <style:graphic-properties draw:fill="solid" draw:fill-color="#58fc9d" draw:textarea-horizontal-align="justify" draw:textarea-vertical-align="middle" draw:auto-grow-height="false" fo:min-height="2.163cm" fo:min-width="8.39cm"/>
    </style:style>
    <style:style style:name="gr4" style:family="graphic" style:parent-style-name="standard">
      <style:graphic-properties draw:fill="solid" draw:fill-color="#f8a5b0" draw:textarea-horizontal-align="justify" draw:textarea-vertical-align="middle" draw:auto-grow-height="false" fo:min-height="0.25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6a7fc"/>
      <style:paragraph-properties fo:text-align="center"/>
    </style:style>
    <style:style style:name="P3" style:family="paragraph">
      <loext:graphic-properties draw:fill="solid" draw:fill-color="#58fc9d"/>
      <style:paragraph-properties fo:text-align="center"/>
    </style:style>
    <style:style style:name="P4" style:family="paragraph">
      <loext:graphic-properties draw:fill="solid" draw:fill-color="#f8a5b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8.89cm" svg:height="2.413cm" svg:x="5.071cm" svg:y="1cm">
          <text:p text:style-name="P1">RSA master ke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8.89cm" svg:height="2.413cm" svg:x="5.071cm" svg:y="3.964cm">
          <text:p text:style-name="P1">User I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8.89cm" svg:height="2.413cm" svg:x="5.071cm" svg:y="9.891cm">
          <text:p text:style-name="P1">DSA subkey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89cm" svg:height="2.413cm" svg:x="5.071cm" svg:y="6.927cm">
          <text:p text:style-name="P1">Signature (0x13)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8.89cm" svg:height="2.413cm" svg:x="5.071cm" svg:y="12.855cm">
          <text:p text:style-name="P1">Signature (0x18)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8.89cm" svg:height="2.413cm" svg:x="5.071cm" svg:y="15.818cm">
          <text:p text:style-name="P1">ElGamal subkey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8.89cm" svg:height="2.413cm" svg:x="5.071cm" svg:y="18.78cm">
          <text:p text:style-name="P1">Signature (0x18)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0.889cm" svg:height="1.016cm" svg:x="14.589cm" svg:y="4.6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15.033cm" svg:y1="5.678cm" svg:x2="13.961cm" svg:y2="8.133cm" draw:start-shape="id1" draw:start-glue-point="6" draw:end-shape="id2" draw:end-glue-point="1" svg:d="M15033 5678v2455h-1072" svg:viewBox="0 0 1073 2456">
          <text:p/>
        </draw:connector>
        <draw:custom-shape draw:style-name="gr4" draw:text-style-name="P4" xml:id="id5" draw:id="id5" draw:layer="layout" svg:width="0.889cm" svg:height="1.016cm" svg:x="3.54cm" svg:y="10.5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13.961cm" svg:y1="2.206cm" svg:x2="15.033cm" svg:y2="4.662cm" draw:start-shape="id3" draw:start-glue-point="1" draw:end-shape="id1" draw:end-glue-point="4" svg:d="M13961 2206h1072v2456" svg:viewBox="0 0 1073 2457">
          <text:p/>
        </draw:connector>
        <draw:connector draw:style-name="gr5" draw:text-style-name="P5" draw:layer="layout" draw:type="line" svg:x1="13.961cm" svg:y1="5.17cm" svg:x2="14.589cm" svg:y2="5.17cm" draw:start-shape="id4" draw:end-shape="id1" draw:end-glue-point="5" svg:d="M13961 5170h628" svg:viewBox="0 0 629 1">
          <text:p/>
        </draw:connector>
        <draw:connector draw:style-name="gr5" draw:text-style-name="P5" draw:layer="layout" svg:x1="5.071cm" svg:y1="2.206cm" svg:x2="3.984cm" svg:y2="10.589cm" draw:start-shape="id3" draw:start-glue-point="3" draw:end-shape="id5" svg:d="M5071 2206h-1087v8383" svg:viewBox="0 0 1088 8384">
          <text:p/>
        </draw:connector>
        <draw:connector draw:style-name="gr5" draw:text-style-name="P5" draw:layer="layout" svg:x1="3.984cm" svg:y1="11.605cm" svg:x2="5.071cm" svg:y2="14.061cm" draw:start-shape="id5" draw:start-glue-point="6" draw:end-shape="id6" draw:end-glue-point="3" svg:d="M3984 11605v2456h1087" svg:viewBox="0 0 1088 2457">
          <text:p/>
        </draw:connector>
        <draw:connector draw:style-name="gr5" draw:text-style-name="P5" draw:layer="layout" draw:type="line" svg:x1="5.071cm" svg:y1="11.097cm" svg:x2="4.429cm" svg:y2="11.097cm" draw:start-shape="id7" draw:start-glue-point="3" draw:end-shape="id5" draw:end-glue-point="7" svg:d="M5071 11097h-642" svg:viewBox="0 0 643 1">
          <text:p/>
        </draw:connector>
        <draw:custom-shape draw:style-name="gr4" draw:text-style-name="P4" xml:id="id8" draw:id="id8" draw:layer="layout" svg:width="0.889cm" svg:height="1.016cm" svg:x="2.143cm" svg:y="16.5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5.071cm" svg:y1="2.206cm" svg:x2="2.587cm" svg:y2="16.516cm" draw:start-shape="id3" draw:start-glue-point="3" draw:end-shape="id8" draw:end-glue-point="4" svg:d="M5071 2206h-2484v14310" svg:viewBox="0 0 2485 14311">
          <text:p/>
        </draw:connector>
        <draw:connector draw:style-name="gr5" draw:text-style-name="P5" draw:layer="layout" svg:x1="2.587cm" svg:y1="17.532cm" svg:x2="5.071cm" svg:y2="19.986cm" draw:start-shape="id8" draw:start-glue-point="6" draw:end-shape="id9" draw:end-glue-point="3" svg:d="M2587 17532v2454h2484" svg:viewBox="0 0 2485 2455">
          <text:p/>
        </draw:connector>
        <draw:connector draw:style-name="gr5" draw:text-style-name="P5" draw:layer="layout" draw:type="line" svg:x1="5.071cm" svg:y1="17.024cm" svg:x2="3.032cm" svg:y2="17.024cm" draw:start-shape="id10" draw:start-glue-point="3" draw:end-shape="id8" draw:end-glue-point="1" svg:d="M5071 17024h-2039" svg:viewBox="0 0 204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2f8a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18:00:54.763732941</meta:creation-date>
    <dc:date>2020-04-13T23:03:19.403432030</dc:date>
    <meta:editing-duration>PT53M59S</meta:editing-duration>
    <meta:editing-cycles>2</meta:editing-cycles>
    <meta:generator>LibreOffice/6.0.7.3$Linux_X86_64 LibreOffice_project/00m0$Build-3</meta:generator>
    <meta:document-statistic meta:object-count="19"/>
  </office:meta>
</office:document-meta>
</file>